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paragraph-rsid="001dca85"/>
    </style:style>
    <style:style style:name="P2" style:family="paragraph" style:parent-style-name="Heading_20_2">
      <style:text-properties officeooo:rsid="026b6fac" officeooo:paragraph-rsid="001dca8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3.4 Sistema web</text:h>
      <text:p text:style-name="P1">El problema que trata este proyecto es la necesidad de conocer el estado de la dotación de camas de los efectores públicos de la provincia de Santa Fe. Esta información debe ser accesible desde un sitio web único y su principal consumidor va a ser el SIES.</text:p>
      <text:p text:style-name="P1"/>
      <text:p text:style-name="P1">Los efectores enviarán la información del estado de sus camas al sistema central utilizando los servicios web de este proyecto. Los datos deben ser leídos de manera ágil y clara por los usuarios en cualquier momento. También debe tenerse en cuenta que los datos no están en línea, y que la fecha y hora de modificación de la información central deben ser visibles por el operad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start" style:justify-single-word="false"/>
      <style:text-properties style:font-name="Arial" fo:font-family="Arial" style:font-style-name="Negrita" style:font-family-generic="swiss" style:font-pitch="variable" fo:font-size="16pt"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6:37:14.926823105</meta:creation-date>
    <dc:date>2019-01-26T16:37:51.625891599</dc:date>
    <meta:editing-duration>PT37S</meta:editing-duration>
    <meta:editing-cycles>1</meta:editing-cycles>
    <meta:document-statistic meta:table-count="0" meta:image-count="0" meta:object-count="0" meta:page-count="1" meta:paragraph-count="3" meta:word-count="116" meta:character-count="651" meta:non-whitespace-character-count="538"/>
    <meta:generator>LibreOffice/6.1.3.2$Linux_X86_64 LibreOffice_project/10$Build-2</meta:generator>
  </office:meta>
</office:document-meta>
</file>